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155cm"/>
    </style:style>
    <style:style style:name="co3" style:family="table-column">
      <style:table-column-properties fo:break-before="auto" style:column-width="6.036cm"/>
    </style:style>
    <style:style style:name="ro1" style:family="table-row">
      <style:table-row-properties style:row-height="0.415cm" fo:break-before="auto" style:use-optimal-row-height="false"/>
    </style:style>
    <style:style style:name="ro2" style:family="table-row">
      <style:table-row-properties style:row-height="0.462cm" fo:break-before="auto" style:use-optimal-row-height="true"/>
    </style:style>
    <style:style style:name="ro3" style:family="table-row">
      <style:table-row-properties style:row-height="0.878cm" fo:break-before="auto" style:use-optimal-row-height="true"/>
    </style:style>
    <style:style style:name="ro4" style:family="table-row">
      <style:table-row-properties style:row-height="0.868cm" fo:break-before="auto" style:use-optimal-row-height="true"/>
    </style:style>
    <style:style style:name="ro5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string" calcext:value-type="string">
            <text:p>Test Date</text:p>
          </table:table-cell>
          <table:table-cell table:style-name="ce3" office:value-type="string" calcext:value-type="string">
            <text:p>Required Functionality </text:p>
          </table:table-cell>
          <table:table-cell table:style-name="ce3" office:value-type="string" calcext:value-type="string">
            <text:p>Modifications Mad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he server creates a ServerSocket object on port 9010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he server accepts connections from a client and initializes a ClientThrea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he server allows objects to be sent and received with the client through ObjectOuput and ObjectInputStreams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e server recieves a LoginRequest object from client and queries the database with its contents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e server returns a LoginReply to a client containing the correct information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e server is able to distinguish between Admin and Student users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e server is able to create a Quiz object, which is then sent to all connect clients 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e server is able to send 10 questions to connected client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he server is able to synchronize Questions so that clients receive them at the same tim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he server is able to create a Quiz object, which is then sent to all connect clients 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he server is receive AnswerResponse objects and calculate Student score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he server is able to create a Quiz object, which is then sent to all connect clients 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he server is able to keep a running track of all connected Student Scores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e server is able to handle clients disconnecting during a quiz</text:p>
          </table:table-cell>
          <table:table-cell table:number-columns-repeated="1022"/>
        </table:table-row>
        <table:table-row table:style-name="ro5" table:number-rows-repeated="104856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Farmer</meta:initial-creator>
    <meta:creation-date>2014-03-24T08:47:09.235005386</meta:creation-date>
    <dc:date>2014-03-24T09:00:50.854240562</dc:date>
    <dc:creator>Samuel Farmer</dc:creator>
    <meta:editing-duration>PT11M22S</meta:editing-duration>
    <meta:editing-cycles>2</meta:editing-cycles>
    <meta:generator>LibreOffice/4.1.3.2$Linux_X86_64 LibreOffice_project/70feb7d99726f064edab4605a8ab840c50ec57a</meta:generator>
    <meta:document-statistic meta:table-count="1" meta:cell-count="17" meta:object-count="0"/>
  </office:meta>
</office:document-meta>
</file>